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aca" officeooo:paragraph-rsid="00046aca"/>
    </style:style>
    <style:style style:name="P2" style:family="paragraph" style:parent-style-name="Standard">
      <style:text-properties officeooo:rsid="0004d62e" officeooo:paragraph-rsid="0004d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<text:tab/><text:tab/><text:tab/><text:tab/><text:tab/><text:tab/><text:tab/><text:tab/><text:tab/><text:tab/>08/12/202</text:p>
      <text:p text:style-name="P1"/>
      <text:p text:style-name="P1">mocha - </text:p>
      <text:p text:style-name="P1"/>
      <text:p text:style-name="P1">chai - <text:s/>é o expect</text:p>
      <text:p text:style-name="P1"/>
      <text:p text:style-name="P1">sinon – testar sem ter função (duble)</text:p>
      <text:p text:style-name="P1"/>
      <text:p text:style-name="P1">_________________________________________________________</text:p>
      <text:p text:style-name="P1"/>
      <text:p text:style-name="P2">dar um docker-compose up -d</text:p>
      <text:p text:style-name="P2"/>
      <text:p text:style-name="P2">npm install <text:s/>dentro do docker</text:p>
      <text:p text:style-name="P2"/>
      <text:p text:style-name="P2">npm start</text:p>
      <text:p text:style-name="P2"/>
      <text:p text:style-name="P2">npm i express</text:p>
      <text:p text:style-name="P2">-------------------------------------------------------------------------------------------------------------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3:43:06.418843675</meta:creation-date>
    <meta:editing-duration>PT28S</meta:editing-duration>
    <meta:editing-cycles>2</meta:editing-cycles>
    <meta:generator>LibreOffice/7.3.6.2$Linux_X86_64 LibreOffice_project/30$Build-2</meta:generator>
    <dc:date>2022-12-10T23:43:30.033694539</dc:date>
    <meta:document-statistic meta:table-count="0" meta:image-count="0" meta:object-count="0" meta:page-count="1" meta:paragraph-count="10" meta:word-count="32" meta:character-count="332" meta:non-whitespace-character-count="297"/>
  </office:meta>
</office:document-meta>
</file>